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 Fab. Aquí tienes un texto extenso, fluido, evocador y accesible, siguiendo exactamente los temas que propusiste y manteniendo el tono reflexivo que venimos construyendo. No anticipo tu modelo lógico, pero dejo espacio para que el lector intuya que el ADN es más que una molécula: es una estructura que sostiene la continuidad, la complejidad y la historia de la vida.</text:p>
      <text:p text:style-name="Horizontal_20_Line"/>
      <text:h text:style-name="Heading_20_1" text:outline-level="1"><text:span text:style-name="Strong_20_Emphasis">El ADN: una mirada profunda y accesible</text:span></text:h>
      <text:h text:style-name="Heading_20_2" text:outline-level="2"><text:span text:style-name="Strong_20_Emphasis">ADN: una formación natural</text:span></text:h>
      <text:p text:style-name="Text_20_body">El ADN no es una invención, ni un diseño, ni un artificio. Es una formación natural, surgida en la Tierra hace miles de millones de años, cuando las condiciones químicas del planeta permitieron que ciertas moléculas se unieran, se organizaran y comenzaran a comportarse de maneras inesperadas. Entre todas las combinaciones posibles, una de ellas adquirió una propiedad extraordinaria: la capacidad de copiarse a sí misma.</text:p>
      <text:p text:style-name="Text_20_body">Esa molécula primitiva, antecesora del ADN moderno, no apareció como un milagro aislado, sino como parte de un proceso químico continuo. La Tierra joven era un laboratorio inmenso, donde la energía del sol, el calor de los volcanes y la química de los océanos interactuaban sin descanso. En ese escenario, el ADN emergió como una estructura estable, capaz de persistir y de transmitir información. No fue creado para cumplir un propósito; simplemente surgió, y su estabilidad permitió que permaneciera.</text:p>
      <text:p text:style-name="Text_20_body">El ADN es, en este sentido, una expresión de la naturaleza. Una forma en que la materia encontró un modo de conservar un patrón, una forma de continuidad.</text:p>
      <text:p text:style-name="Horizontal_20_Line"/>
      <text:h text:style-name="Heading_20_2" text:outline-level="2"><text:span text:style-name="Strong_20_Emphasis">Una molécula de características extraordinarias</text:span></text:h>
      <text:p text:style-name="Text_20_body">Aunque es una molécula, el ADN posee características que lo distinguen de casi todo lo demás en la naturaleza. Su estructura en doble hélice —dos hebras entrelazadas como una escalera en espiral— le confiere una estabilidad excepcional. Cada hebra contiene una secuencia de unidades químicas llamadas nucleótidos, que funcionan como letras en un alfabeto molecular.</text:p>
      <text:p text:style-name="Text_20_body">Lo extraordinario del ADN no es solo su forma, sino su capacidad para almacenar información. No información simbólica como la que usamos los humanos, sino información material: instrucciones químicas que determinan cómo se construye un organismo, cómo funciona, cómo se repara y cómo se reproduce.</text:p>
      <text:p text:style-name="Text_20_body">El ADN es una molécula que no solo existe, sino que <text:span text:style-name="Strong_20_Emphasis">significa</text:span>. Su estructura no es un simple arreglo de átomos, sino un mensaje inscrito en la materia.</text:p>
      <text:p text:style-name="Horizontal_20_Line"/>
      <text:h text:style-name="Heading_20_2" text:outline-level="2"><text:soft-page-break/><text:span text:style-name="Strong_20_Emphasis">La vida se inicia con una molécula que se reproduce</text:span></text:h>
      <text:p text:style-name="Text_20_body">En el corazón de la vida hay un acto fundamental: la reproducción. La vida comienza cuando una molécula es capaz de generar una copia de sí misma. Ese acto, simple en apariencia, es el origen de todo lo que vino después: células, organismos, ecosistemas, diversidad, evolución.</text:p>
      <text:p text:style-name="Text_20_body">El ADN es la culminación de ese proceso. Es una molécula que se reproduce con una fidelidad sorprendente, pero no perfecta. Cada copia es casi idéntica a la anterior, pero puede contener pequeñas variaciones. Esta combinación —estabilidad y cambio— es la esencia de la vida.</text:p>
      <text:p text:style-name="Text_20_body">La vida no empezó con un organismo completo, sino con una molécula que podía replicarse. A partir de esa capacidad, la naturaleza construyó todo lo demás.</text:p>
      <text:p text:style-name="Horizontal_20_Line"/>
      <text:h text:style-name="Heading_20_2" text:outline-level="2"><text:span text:style-name="Strong_20_Emphasis">Variación manteniendo la estructura básica</text:span></text:h>
      <text:p text:style-name="Text_20_body">El ADN tiene una propiedad fascinante: puede variar sin dejar de ser lo que es. Su estructura básica —la doble hélice, las cuatro bases, la complementariedad entre hebras— permanece constante. Pero la secuencia de sus letras puede cambiar.</text:p>
      <text:p text:style-name="Text_20_body">Estas variaciones son pequeñas modificaciones en el mensaje. Algunas no tienen efecto; otras alteran características del organismo; otras abren caminos evolutivos completamente nuevos. La vida, tal como la conocemos, es el resultado de millones de años de variación acumulada.</text:p>
      <text:p text:style-name="Text_20_body">El ADN es estable, pero no rígido. Conserva su forma, pero permite el cambio. Es un equilibrio perfecto entre permanencia y transformación.</text:p>
      <text:p text:style-name="Horizontal_20_Line"/>
      <text:h text:style-name="Heading_20_2" text:outline-level="2"><text:span text:style-name="Strong_20_Emphasis">Todos los seres vivientes tienen ADN</text:span></text:h>
      <text:p text:style-name="Text_20_body">Desde las bacterias más simples hasta los árboles gigantes, desde los hongos hasta los animales, desde los organismos unicelulares hasta los seres humanos: todos los seres vivos conocidos contienen ADN. Es el hilo común que une a toda la vida en la Tierra.</text:p>
      <text:p text:style-name="Text_20_body">Esta universalidad es una de las evidencias más poderosas de que toda la vida comparte un origen común. No importa cuán diferentes sean las formas, los tamaños o los comportamientos: en el núcleo de cada célula, la misma molécula sostiene el proceso vital.</text:p>
      <text:p text:style-name="Text_20_body">El ADN es el lenguaje compartido de la vida.</text:p>
      <text:p text:style-name="Horizontal_20_Line"/>
      <text:h text:style-name="Heading_20_2" text:outline-level="2"><text:soft-page-break/><text:span text:style-name="Strong_20_Emphasis">El ADN contiene la información necesaria para construir a un individuo</text:span></text:h>
      <text:p text:style-name="Text_20_body">Cada organismo es una expresión concreta de la información contenida en su ADN. Esa información no es un plano rígido, sino un conjunto de instrucciones que interactúan con el entorno, con la energía disponible, con las condiciones del desarrollo.</text:p>
      <text:p text:style-name="Text_20_body">El ADN no construye un organismo de manera mecánica; más bien, guía un proceso. Indica qué proteínas deben producirse, cuándo, en qué cantidad y en qué lugar. Coordina la formación de tejidos, la diferenciación de células, la respuesta a estímulos.</text:p>
      <text:p text:style-name="Text_20_body">En cada individuo, el ADN es el punto de partida. Es la semilla que contiene el potencial de un cuerpo completo.</text:p>
      <text:p text:style-name="Horizontal_20_Line"/>
      <text:h text:style-name="Heading_20_2" text:outline-level="2"><text:span text:style-name="Strong_20_Emphasis">El ADN es el origen y el núcleo lógico de la vida</text:span></text:h>
      <text:p text:style-name="Text_20_body">Desde la perspectiva biológica, el ADN es el origen de la vida tal como la conocemos. No porque sea la primera molécula que existió, sino porque es la estructura que permitió que la vida adquiriera continuidad, complejidad y capacidad de evolución.</text:p>
      <text:p text:style-name="Text_20_body">El ADN es el núcleo lógico de la vida porque organiza la información, la conserva y la transmite. Es el centro alrededor del cual se articulan todos los procesos vitales. Sin ADN, no habría herencia, no habría linajes, no habría evolución.</text:p>
      <text:p text:style-name="Text_20_body">El ADN es la base sobre la cual la vida construye su historia.</text:p>
      <text:p text:style-name="Horizontal_20_Line"/>
      <text:h text:style-name="Heading_20_2" text:outline-level="2"><text:span text:style-name="Strong_20_Emphasis">El ADN define, coordina y dirige todos los procesos vitales</text:span></text:h>
      <text:p text:style-name="Text_20_body">En cada célula, el ADN actúa como un director silencioso. No ejecuta las funciones directamente, pero contiene las instrucciones que permiten que todo ocurra: el metabolismo, la reparación, la división celular, la respuesta al entorno.</text:p>
      <text:p text:style-name="Text_20_body">Cuando una célula necesita producir una proteína, consulta su ADN. Cuando debe dividirse, copia su ADN. Cuando debe adaptarse a un cambio, utiliza variaciones en su ADN.</text:p>
      <text:p text:style-name="Text_20_body">El ADN no actúa como una mente, pero cumple un papel central: define lo que un organismo puede ser y coordina cómo se desarrolla.</text:p>
      <text:p text:style-name="Horizontal_20_Line"/>
      <text:h text:style-name="Heading_20_2" text:outline-level="2"><text:span text:style-name="Strong_20_Emphasis">Composición modular: ladrillos de información intercambiables</text:span></text:h>
      <text:p text:style-name="Text_20_body">El ADN está compuesto por módulos, unidades que pueden reorganizarse, duplicarse, eliminarse o combinarse. Estos módulos —genes, secuencias reguladoras, fragmentos repetidos— funcionan como ladrillos de información.</text:p>
      <text:p text:style-name="Text_20_body"><text:soft-page-break/>Esta modularidad permite que la vida experimente. Permite que surjan nuevas combinaciones, nuevas funciones, nuevas formas. La evolución no inventa desde cero; reorganiza lo que ya existe.</text:p>
      <text:p text:style-name="Text_20_body">El ADN es un sistema flexible, capaz de generar diversidad a partir de un conjunto limitado de elementos.</text:p>
      <text:p text:style-name="Horizontal_20_Line"/>
      <text:h text:style-name="Heading_20_2" text:outline-level="2"><text:span text:style-name="Strong_20_Emphasis">Inmortalidad lógica: el soporte se degrada, pero la información se conserva</text:span></text:h>
      <text:p text:style-name="Text_20_body">El ADN es mortal como molécula. Se degrada, se rompe, se oxida. Pero la información que contiene puede sobrevivir indefinidamente si se copia antes de que la molécula desaparezca.</text:p>
      <text:p text:style-name="Text_20_body">Cada organismo es un soporte temporal para una información que lo trasciende. La vida no se conserva en los cuerpos, sino en la continuidad de las copias. Cada generación recibe una versión del mensaje, lo modifica ligeramente y lo transmite.</text:p>
      <text:p text:style-name="Text_20_body">El ADN es mortal en su materia, pero inmortal en su lógica.</text:p>
      <text:p text:style-name="Horizontal_20_Line"/>
      <text:h text:style-name="Heading_20_2" text:outline-level="2"><text:span text:style-name="Strong_20_Emphasis">ADN, memoria, experiencia, aprendizaje, complejidad y evolución</text:span></text:h>
      <text:p text:style-name="Text_20_body">El ADN es una forma de memoria. No memoria consciente, sino memoria material: un registro de lo que ha funcionado a lo largo de millones de años. Cada secuencia conservada es una huella de supervivencia.</text:p>
      <text:p text:style-name="Text_20_body">La experiencia de la vida —los desafíos, los entornos, las presiones evolutivas— queda inscrita en el ADN a través de variaciones que se acumulan con el tiempo. La evolución es, en este sentido, un aprendizaje lento, distribuido, colectivo.</text:p>
      <text:p text:style-name="Text_20_body">La complejidad de los organismos no surge de un plan previo, sino de la acumulación de soluciones que el ADN ha ido registrando. Cada especie es una historia escrita en moléculas.</text:p>
      <text:p text:style-name="Text_20_body">El ADN es la memoria profunda de la vida, el archivo donde se guarda la experiencia del planeta.</text:p>
      <text:p text:style-name="Horizontal_20_Line"/>
      <text:p text:style-name="Text_20_body">Si quieres, puedo ayudarte a integrar este texto en tu capítulo, ajustar el tono, expandir alguna sección o preparar la transición hacia tu modelo lógico, donde estas ideas adquieren un significado completamente nuev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1-26T13:38:06.069000000</meta:creation-date>
    <dc:date>2026-01-26T13:38:56.301000000</dc:date>
    <meta:editing-duration>PT50S</meta:editing-duration>
    <meta:editing-cycles>1</meta:editing-cycles>
    <meta:document-statistic meta:table-count="0" meta:image-count="0" meta:object-count="0" meta:page-count="4" meta:paragraph-count="48" meta:word-count="1355" meta:character-count="8414" meta:non-whitespace-character-count="7107"/>
    <meta:generator>LibreOffice/7.3.5.2$Windows_X86_64 LibreOffice_project/184fe81b8c8c30d8b5082578aee2fed2ea847c01</meta:generator>
  </office:meta>
</office:document-meta>
</file>